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4B000002429DABE53CA22E604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2" draw:layer="layout" svg:width="3.911cm" svg:height="1.011cm" svg:x="3.408cm" svg:y="2.135cm">
          <text:p text:style-name="P1"><text:span text:style-name="T1">Expected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11.151cm" svg:height="10.98cm" svg:x="8.021cm" svg:y="5.08cm">
          <draw:image xlink:href="Pictures/100000000000024B000002429DABE53CA22E60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Abel Briones</meta:initial-creator>
    <dc:creator>Abel Briones</dc:creator>
    <meta:editing-cycles>1</meta:editing-cycles>
    <meta:creation-date>2024-12-06T10:48:03</meta:creation-date>
    <dc:date>2024-12-06T10:48:58</dc:date>
    <meta:editing-duration>P0D</meta:editing-duration>
    <meta:generator>LibreOffice/7.5.5.2$Windows_X86_64 LibreOffice_project/ca8fe7424262805f223b9a2334bc7181abbcbf5e</meta:generator>
    <meta:document-statistic meta:object-count="24"/>
    <meta:user-defined meta:name="AppVersion">14.0000</meta:user-defined>
    <meta:user-defined meta:name="PresentationFormat">On-screen Show (4:3)</meta:user-defined>
    <meta:user-defined meta:name="Slides" meta:value-type="float">1</meta:user-defined>
  </office:meta>
</office:document-meta>
</file>